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Open Sans" svg:font-family="'Open Sans', Helvetica, Arial, sans-serif"/>
    <style:font-face style:name="Ubuntu Mono" svg:font-family="'Ubuntu Mono', monospace"/>
    <style:font-face style:name="Ubuntubeta" svg:font-family="Ubuntubeta, Ubuntu, 'Bitstream Vera Sans', 'DejaVu Sans', Tahom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4b60" officeooo:paragraph-rsid="00094b60"/>
    </style:style>
    <style:style style:name="P2" style:family="paragraph" style:parent-style-name="Standard">
      <style:paragraph-properties fo:padding="0.0291in" fo:border-left="none" fo:border-right="none" fo:border-top="none" fo:border-bottom="0.06pt solid #000000" style:join-border="false"/>
      <style:text-properties fo:font-weight="bold" officeooo:rsid="00094b60" officeooo:paragraph-rsid="00094b60" style:font-weight-asian="bold" style:font-weight-complex="bold"/>
    </style:style>
    <style:style style:name="P3" style:family="paragraph" style:parent-style-name="Text_20_body">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444444" style:font-name="Open Sans" fo:font-size="10.5pt" fo:letter-spacing="normal" fo:font-style="normal" fo:font-weight="normal" loext:padding="0in" loext:border="none"/>
    </style:style>
    <style:style style:name="P4" style:family="paragraph" style:parent-style-name="Text_20_body">
      <style:paragraph-properties fo:margin-left="0in" fo:margin-right="0in" fo:margin-top="0in" fo:margin-bottom="0in" loext:contextual-spacing="false" fo:line-height="171%" fo:orphans="2" fo:widows="2" fo:text-indent="0in" style:auto-text-indent="false" fo:padding="0in" fo:border="none"/>
    </style:style>
    <style:style style:name="P5" style:family="paragraph" style:parent-style-name="Heading_20_2">
      <style:text-properties fo:font-variant="normal" fo:text-transform="none" fo:color="#000000" style:font-name="Ubuntubeta" fo:font-size="10.5pt" fo:letter-spacing="normal" fo:font-style="normal" fo:font-weight="bold"/>
    </style:style>
    <style:style style:name="P6" style:family="paragraph" style:parent-style-name="Quotations">
      <style:paragraph-properties fo:margin-left="0in" fo:margin-right="0in" fo:margin-top="0in" fo:margin-bottom="0in" loext:contextual-spacing="false" fo:text-indent="0in" style:auto-text-indent="false" fo:padding="0in" fo:border="none"/>
    </style:style>
    <style:style style:name="P7" style:family="paragraph" style:parent-style-name="Quotations">
      <style:paragraph-properties fo:margin-top="0in" fo:margin-bottom="0in" loext:contextual-spacing="false" fo:padding="0in" fo:border="none"/>
      <style:text-properties fo:font-variant="normal" fo:text-transform="none" fo:color="#000000" style:font-name="Ubuntubeta" fo:font-size="9.75pt" fo:letter-spacing="normal" fo:font-style="normal" fo:font-weight="normal" loext:padding="0in" loext:border="none"/>
    </style:style>
    <style:style style:name="P8" style:family="paragraph" style:parent-style-name="Quotations" style:list-style-name="L1">
      <style:paragraph-properties fo:margin-left="0.3937in" fo:margin-right="0.8102in" fo:margin-top="0in" fo:margin-bottom="0in" loext:contextual-spacing="false" fo:text-indent="0in" style:auto-text-indent="false" fo:padding="0in" fo:border="none"/>
      <style:text-properties fo:font-variant="normal" fo:text-transform="none" fo:color="#000000" style:font-name="Ubuntubeta" fo:font-size="9.75pt" fo:letter-spacing="normal" fo:font-style="normal" fo:font-weight="normal" loext:padding="0in" loext:border="none"/>
    </style:style>
    <style:style style:name="P9" style:family="paragraph" style:parent-style-name="Quotations" style:list-style-name="L1">
      <style:paragraph-properties fo:margin-left="0.602in" fo:margin-right="1.0189in" fo:margin-top="0in" fo:margin-bottom="0in" loext:contextual-spacing="false" fo:text-indent="0in" style:auto-text-indent="false" fo:padding="0in" fo:border="none"/>
      <style:text-properties fo:font-variant="normal" fo:text-transform="none" fo:color="#000000" style:font-name="Ubuntubeta" fo:font-size="9.75pt" fo:letter-spacing="normal" fo:font-style="normal" fo:font-weight="normal" loext:padding="0in" loext:border="none"/>
    </style:style>
    <style:style style:name="P10" style:family="paragraph" style:parent-style-name="Quotations" style:list-style-name="L1">
      <style:paragraph-properties fo:margin-left="0.602in" fo:margin-right="1.0189in" fo:margin-top="0in" fo:margin-bottom="0in" loext:contextual-spacing="false" fo:text-indent="0in" style:auto-text-indent="false" fo:padding="0in" fo:border="none"/>
      <style:text-properties fo:font-variant="normal" fo:text-transform="none" fo:color="#000000" style:font-name="Ubuntubeta" fo:font-size="9.75pt" fo:letter-spacing="normal" fo:font-style="normal" fo:font-weight="normal" loext:padding="0in" loext:border="none"/>
    </style:style>
    <style:style style:name="P11" style:family="paragraph" style:parent-style-name="Preformatted_20_Text" style:list-style-name="L1">
      <loext:graphic-properties draw:fill="solid" draw:fill-color="#efefef" draw:opacity="100%"/>
      <style:paragraph-properties fo:margin-left="0.602in" fo:margin-right="1.0189in" fo:margin-top="0in" fo:margin-bottom="0in" loext:contextual-spacing="false" style:line-height-at-least="0.1457in" fo:text-align="start" style:justify-single-word="false" fo:text-indent="0in" style:auto-text-indent="false" fo:background-color="#efefef" fo:padding="0.0626in" fo:border="0.06pt inset #000000"/>
      <style:text-properties fo:font-variant="normal" fo:text-transform="none" fo:color="#000000" style:font-name="Ubuntu Mono" fo:font-size="10.5pt" fo:letter-spacing="normal" fo:font-style="normal" fo:font-weight="normal" loext:padding="0in" loext:border="none"/>
    </style:style>
    <style:style style:name="P12" style:family="paragraph" style:parent-style-name="Preformatted_20_Text" style:list-style-name="L1">
      <loext:graphic-properties draw:fill="solid" draw:fill-color="#efefef" draw:opacity="100%"/>
      <style:paragraph-properties fo:margin-left="0.602in" fo:margin-right="1.0189in" fo:margin-top="0in" fo:margin-bottom="0in" loext:contextual-spacing="false" style:line-height-at-least="0.1457in" fo:text-align="start" style:justify-single-word="false" fo:text-indent="0in" style:auto-text-indent="false" fo:background-color="#efefef" fo:padding="0.0626in" fo:border="0.06pt inset #000000"/>
      <style:text-properties fo:font-variant="normal" fo:text-transform="none" fo:color="#000000" fo:letter-spacing="normal" loext:padding="0in" loext:border="none"/>
    </style:style>
    <style:style style:name="P13" style:family="paragraph" style:parent-style-name="Preformatted_20_Text">
      <style:paragraph-properties fo:margin-top="0in" fo:margin-bottom="0in" loext:contextual-spacing="false" fo:line-height="171%" fo:orphans="2" fo:widows="2" fo:padding="0.0193in" fo:border="0.06pt solid #ededed"/>
      <style:text-properties fo:font-variant="normal" fo:text-transform="none" fo:color="#666666" style:font-name="Consolas" fo:font-size="10.5pt" fo:letter-spacing="normal" fo:font-style="normal" fo:font-weight="normal" loext:padding="0in" loext:border="none"/>
    </style:style>
    <style:style style:name="P14" style:family="paragraph" style:parent-style-name="Preformatted_20_Text">
      <style:paragraph-properties fo:margin-top="0in" fo:margin-bottom="0in" loext:contextual-spacing="false" fo:line-height="171%" fo:orphans="2" fo:widows="2" fo:padding="0.0193in" fo:border="0.06pt solid #ededed"/>
      <style:text-properties fo:font-variant="normal" fo:text-transform="none" fo:color="#666666" fo:letter-spacing="normal" loext:padding="0in" loext:border="none"/>
    </style:style>
    <style:style style:name="P15" style:family="paragraph" style:parent-style-name="Heading_20_1">
      <style:text-properties fo:font-weight="normal" officeooo:rsid="00094b60" officeooo:paragraph-rsid="00094b60"/>
    </style:style>
    <style:style style:name="P16" style:family="paragraph" style:parent-style-name="Heading_20_4">
      <style:paragraph-properties fo:margin-top="0in" fo:margin-bottom="0in" loext:contextual-spacing="false" fo:line-height="184%" fo:orphans="2" fo:widows="2" fo:padding="0in" fo:border="none"/>
      <style:text-properties fo:font-variant="normal" fo:text-transform="none" fo:color="#444444" style:font-name="Open Sans" fo:font-size="10.5pt" fo:letter-spacing="normal" fo:font-style="normal" fo:font-weight="normal" loext:padding="0in" loext:border="none"/>
    </style:style>
    <style:style style:name="T1" style:family="text">
      <style:text-properties loext:padding="0in" loext:border="none"/>
    </style:style>
    <style:style style:name="T2" style:family="text">
      <style:text-properties fo:font-weight="bold" loext:padding="0in" loext:border="none"/>
    </style:style>
    <style:style style:name="T3" style:family="text">
      <style:text-properties fo:color="#ff0000" fo:font-weight="bold" loext:padding="0in" loext:border="none"/>
    </style:style>
    <style:style style:name="T4" style:family="text">
      <style:text-properties fo:color="#dd4814" style:text-line-through-style="none" style:text-line-through-type="none" style:text-underline-style="none" fo:font-weight="bold" style:text-blinking="false" loext:padding="0in" loext:border="none"/>
    </style:style>
    <style:style style:name="T5" style:family="text">
      <style:text-properties style:font-name="Ubuntu Mono" fo:font-size="10.5pt" fo:font-style="normal" fo:font-weight="normal"/>
    </style:style>
    <style:style style:name="T6" style:family="text">
      <style:text-properties fo:font-variant="normal" fo:text-transform="none" fo:color="#444444" style:font-name="Open Sans" fo:font-size="10.5pt" fo:letter-spacing="normal" fo:font-style="normal" fo:font-weight="normal" loext:padding="0in" loext:border="none"/>
    </style:style>
    <style:style style:name="T7" style:family="text">
      <style:text-properties fo:font-variant="normal" fo:text-transform="none" fo:color="#444444" style:font-name="Open Sans" fo:font-size="8.25pt" fo:letter-spacing="normal" fo:font-style="normal" fo:font-weight="normal" loext:padding="0in" loext:border="none"/>
    </style:style>
    <style:style style:name="T8" style:family="text">
      <style:text-properties fo:font-variant="normal" fo:text-transform="none" fo:color="#9f9f9f" style:font-name="Open Sans" fo:font-size="10.5pt" fo:letter-spacing="normal" fo:font-style="normal" fo:font-weight="normal" loext:padding="0in" loext:border="none"/>
    </style:style>
    <style:style style:name="T9" style:family="text">
      <style:text-properties style:font-name="Consolas" fo:font-size="10.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20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How to make a "Basic" .deb</text:h>
      <text:section text:style-name="Sect1" text:name="post_message_5728953">
        <text:p text:style-name="P6"><text:span text:style-name="T3">Note by slavik: discuss this how to here: <text:line-break/></text:span><text:a xlink:type="simple" xlink:href="http://ubuntuforums.org/showthread.php?t=1005178" office:target-frame-name="_blank" xlink:show="new" text:style-name="Internet_20_link" text:visited-style-name="Visited_20_Internet_20_Link"><text:span text:style-name="T4">http://ubuntuforums.org/showthread.php?t=1005178</text:span></text:a><text:span text:style-name="T3"><text:line-break/></text:span><text:span text:style-name="T1"><text:line-break/>Hey,<text:line-break/>I recently had to figure out how to make a stand-alone debian package (not intended for a repository or build system), and it took quite some patience to wade through all of the complex ways of making debs for more complex distribution channels than a simple web download.<text:line-break/><text:line-break/></text:span><text:span text:style-name="T2">This tutorial shows the most basic way of packaging a simple already-compiled program.</text:span></text:p>
        <text:list xml:id="list4687515938732553836" text:style-name="L1">
          <text:list-item>
            <text:p text:style-name="P8">Decide on the name of your package. Standard debian notation is all lowercase in the following format:</text:p>
            <text:p text:style-name="P9">Code:</text:p>
            <text:p text:style-name="P11">&lt;project&gt;_&lt;major version&gt;.&lt;minor version&gt;-&lt;package revision&gt;</text:p>
            <text:p text:style-name="P9">For example, you could name your first package...</text:p>
            <text:p text:style-name="P9">Code:</text:p>
            <text:p text:style-name="P11">helloworld_1.0-1</text:p>
          </text:list-item>
          <text:list-item>
            <text:p text:style-name="P8">Create a directory to make your package in. The name should be the same as the package name.</text:p>
            <text:p text:style-name="P9">Code:</text:p>
            <text:p text:style-name="P11">mkdir helloworld_1.0-1</text:p>
          </text:list-item>
          <text:list-item>
            <text:p text:style-name="P8">Pretend that the packaging directory is actually the root of the file system. Put the files of your program where they would be installed to on a system.</text:p>
            <text:p text:style-name="P9">Code:</text:p>
            <text:p text:style-name="P11">mkdir helloworld_1.0-1/usr</text:p>
            <text:p text:style-name="P11">mkdir helloworld_1.0-1/usr/local</text:p>
            <text:p text:style-name="P11">mkdir helloworld_1.0-1/usr/local/bin</text:p>
            <text:p text:style-name="P11">cp "~/Projects/Hello World/helloworld" helloworld_1.0-1/usr/local/bin</text:p>
          </text:list-item>
          <text:list-item>
            <text:p text:style-name="P8">Now create a special metadata file with which the package manager will install your program...</text:p>
            <text:p text:style-name="P9">Code:</text:p>
            <text:p text:style-name="P11">mkdir helloworld_1.0-1/DEBIAN</text:p>
            <text:p text:style-name="P11">gedit helloworld_1.0-1/DEBIAN/control</text:p>
            <text:p text:style-name="P9">Put something like this in that file...</text:p>
            <text:p text:style-name="P9">Code:</text:p>
            <text:p text:style-name="P11">Package: helloworld</text:p>
            <text:p text:style-name="P11">Version: 1.0-1</text:p>
            <text:p text:style-name="P11">Section: base</text:p>
            <text:p text:style-name="P11">Priority: optional</text:p>
            <text:p text:style-name="P11">Architecture: i386</text:p>
            <text:p text:style-name="P11">Depends: libsomethingorrather (&gt;= 1.2.13), anotherDependency (&gt;= 1.2.6)</text:p>
            <text:p text:style-name="P11">Maintainer: Your Name &lt;you@email.com&gt;</text:p>
            <text:p text:style-name="P11">Description: Hello World</text:p>
            <text:p text:style-name="P12"><text:s/><text:span text:style-name="T5">When you need some sunshine, just run this</text:span></text:p>
            <text:p text:style-name="P12"><text:s/><text:span text:style-name="T5">small program!</text:span></text:p>
            <text:p text:style-name="P12"><text:s/></text:p>
            <text:p text:style-name="P12"><text:s/><text:span text:style-name="T5">(the space before each line in the description is important)</text:span></text:p>
          </text:list-item>
          <text:list-item>
            <text:p text:style-name="P8">Now you just need to make the package:</text:p>
            <text:p text:style-name="P9">Code:</text:p>
            <text:p text:style-name="P11"><text:soft-page-break/>dpkg-deb --build helloworld_1.0-1</text:p>
          </text:list-item>
        </text:list>
        <text:p text:style-name="P7"><text:line-break/><text:line-break/>And you're done! <draw:frame draw:style-name="fr1" draw:name="Image1" text:anchor-type="as-char" svg:width="0.1563in" svg:height="0.1563in" draw:z-index="0"><draw:image xlink:href="https://ubuntuforums.org/images/smilies/icon_smile.gif" xlink:type="simple" xlink:show="embed" xlink:actuate="onLoad"/></draw:frame></text:p>
      </text:section>
      <text:p text:style-name="Standard"/>
      <text:p text:style-name="Standard"/>
      <text:p text:style-name="Standard"/>
      <text:p text:style-name="Standard"/>
      <text:p text:style-name="P2">A slightly different example</text:p>
      <text:p text:style-name="P1"/>
      <text:p text:style-name="P1"><text:a xlink:type="simple" xlink:href="http://www.sj-vs.net/creating-a-simple-debian-deb-package-based-on-a-directory-structure/" text:style-name="Internet_20_link" text:visited-style-name="Visited_20_Internet_20_Link">http://www.sj-vs.net/creating-a-simple-debian-deb-package-based-on-a-directory-structure/</text:a></text:p>
      <text:p text:style-name="P1"/>
      <text:p text:style-name="P1"/>
      <text:h text:style-name="P15" text:outline-level="1">Creating a simple Debian (.deb) package based on a directory structure</text:h>
      <text:p text:style-name="P3">Sometimes you just want a quick way of installing a piece of software on multiple Debian (or Debian-based, e.g. Ubuntu) systems. Maybe a set of maintenance scripts you wrote (don’t we all?), or a binary you found somewhere. In those cases, it feels like quite a burden to use dpkg-buildpackage: the only thing you need is for a directory structure to go into a .deb archive, with some additional metadata. Here’s how you do that.<text:bookmark text:name="more-166"/></text:p>
      <text:h text:style-name="P16" text:outline-level="4">The tool to use: dpkg-deb</text:h>
      <text:p text:style-name="P4"><text:span text:style-name="T6">The easiest way to construct a .deb file based on a directory structure and some metadata, is to use the </text:span><text:span text:style-name="Teletype"><text:span text:style-name="T7">dpkg-deb</text:span></text:span><text:span text:style-name="T6"> tool. It comes with </text:span><text:span text:style-name="Teletype"><text:span text:style-name="T7">dpkg</text:span></text:span><text:span text:style-name="T6">, so you won’t have to install any additional software. To get it completely right, you will need root permissions, though. Otherwise, the files in the .deb file will be owned by the user (or rather, his/her uid) on the remote system.</text:span></text:p>
      <text:h text:style-name="P16" text:outline-level="4">The directory structure</text:h>
      <text:p text:style-name="P4"><text:span text:style-name="T6">Let’s assume we’re building version 0.5 of a package called “backup-script”, which has two files:</text:span><text:span text:style-name="Teletype"><text:span text:style-name="T7">/usr/bin/backup-script</text:span></text:span><text:span text:style-name="T6"> and </text:span><text:span text:style-name="Teletype"><text:span text:style-name="T7">/etc/backup-script.conf</text:span></text:span><text:span text:style-name="T6">. We will need the following files and directories under /home/[yourname]/ (or any other location you like better):</text:span></text:p>
      <text:p text:style-name="P13">backup-script/backup-script_0.5/DEBIAN/control</text:p>
      <text:p text:style-name="P13">backup-script/backup-script_0.5/DEBIAN/conffiles</text:p>
      <text:p text:style-name="P13">backup-script/usr/bin/backup-script</text:p>
      <text:p text:style-name="P13"><text:soft-page-break/>backup-script/etc/backup-script.conf</text:p>
      <text:h text:style-name="P16" text:outline-level="4">The contents of the DEBIAN directory</text:h>
      <text:p text:style-name="P4"><text:span text:style-name="T6">In this simple example, we need two files in the DEBIAN subdirectory (note that DEBIAN is spelled with upper case characters): </text:span><text:span text:style-name="Teletype"><text:span text:style-name="T7">control</text:span></text:span><text:span text:style-name="T6"> and </text:span><text:span text:style-name="Teletype"><text:span text:style-name="T7">conffiles</text:span></text:span><text:span text:style-name="T6">. The first file will contain the metadata for our package and should contain the following information:</text:span></text:p>
      <text:p text:style-name="P13">Package: tetra-backup</text:p>
      <text:p text:style-name="P13">Architecture: all</text:p>
      <text:p text:style-name="P13">Maintainer: Bas van Schaik</text:p>
      <text:p text:style-name="P13">Depends: debconf (&gt;= 0.5.00), rsync</text:p>
      <text:p text:style-name="P13">Priority: optional</text:p>
      <text:p text:style-name="P13">Version: 0.5</text:p>
      <text:p text:style-name="P13">Description: My Simple backup script</text:p>
      <text:p text:style-name="P14"><text:s/><text:span text:style-name="T9">This script provides an easy way of creating backups</text:span></text:p>
      <text:p text:style-name="P14"><text:s/><text:span text:style-name="T9">.</text:span></text:p>
      <text:p text:style-name="P14"><text:s/><text:span text:style-name="T9">Creating backups is now more fun than ever!</text:span></text:p>
      <text:p text:style-name="P4"><text:span text:style-name="T6">The description in </text:span><text:span text:style-name="Teletype"><text:span text:style-name="T7">control</text:span></text:span><text:span text:style-name="T6"> can consists of multiple lines (like in the example), but the lines need to be indented and empty lines need to contain a full stop (empty lines are not allowed in</text:span><text:span text:style-name="Teletype"><text:span text:style-name="T7">control</text:span></text:span><text:span text:style-name="T6">). The </text:span><text:span text:style-name="Teletype"><text:span text:style-name="T7">conffiles</text:span></text:span><text:span text:style-name="T6"> file needs to contain a list of configuration files. These are installed in a different way (see </text:span><text:a xlink:type="simple" xlink:href="http://www.sj-vs.net/creating-a-simple-debian-deb-package-based-on-a-directory-structure/#ref1" text:style-name="Internet_20_link" text:visited-style-name="Visited_20_Internet_20_Link"><text:span text:style-name="T8">[1]</text:span></text:a><text:span text:style-name="T6"> for a detailed description), so changes to the configuration files (</text:span><text:span text:style-name="Teletype"><text:span text:style-name="T7">/etc/backup-script.conf</text:span></text:span><text:span text:style-name="T6">) by the system administrator don’t get overwritten. In our case,</text:span><text:span text:style-name="Teletype"><text:span text:style-name="T7">conffiles</text:span></text:span><text:span text:style-name="T6"> contains just one line with:</text:span></text:p>
      <text:p text:style-name="P13">etc/backup-script.conf</text:p>
      <text:h text:style-name="P16" text:outline-level="4">Building the .deb file</text:h>
      <text:p text:style-name="P4"><text:span text:style-name="T6">Now the directory structure is in place, we can construct the .deb package. First, change the ownership of all files to root (see Debian Bug 291320 </text:span><text:a xlink:type="simple" xlink:href="http://www.sj-vs.net/creating-a-simple-debian-deb-package-based-on-a-directory-structure/#ref2" text:style-name="Internet_20_link" text:visited-style-name="Visited_20_Internet_20_Link"><text:span text:style-name="T8">[2]</text:span></text:a><text:span text:style-name="T6">) – otherwise the deployed files will be owned by you (or the user with your uid). Run the following commands as root (or use </text:span><text:span text:style-name="Teletype"><text:span text:style-name="T7">sudo</text:span></text:span><text:span text:style-name="T6"> if you’re on Ubuntu):</text:span></text:p>
      <text:p text:style-name="P13">chown -R root:root backup-script/backup-script_0.5/</text:p>
      <text:p text:style-name="P3">Then, build the package using dpkg-deb:</text:p>
      <text:p text:style-name="P13">dpkg-deb --build backup-script/backup-script_0.5</text:p>
      <text:h text:style-name="P16" text:outline-level="4"><text:soft-page-break/>Bonus step: add it to an existing APT repository</text:h>
      <text:p text:style-name="P4"><text:span text:style-name="T6">If you’re hosting your own APT repository, you can use the following command to add your new .deb package to the repository (to a distribution called </text:span><text:span text:style-name="Teletype"><text:span text:style-name="T7">production</text:span></text:span><text:span text:style-name="T6">):</text:span></text:p>
      <text:p text:style-name="P13">reprepro -b /path/to/repo includedeb production backup-script_0.5.de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Lucida Console', monospace"/>
    <style:font-face style:name="Open Sans" svg:font-family="'Open Sans', Helvetica, Arial, sans-serif"/>
    <style:font-face style:name="Ubuntu Mono" svg:font-family="'Ubuntu Mono', monospace"/>
    <style:font-face style:name="Ubuntubeta" svg:font-family="Ubuntubeta, Ubuntu, 'Bitstream Vera Sans', 'DejaVu Sans', Tahom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13:07:17.046178810</meta:creation-date>
    <dc:date>2016-08-13T13:10:14.766863557</dc:date>
    <meta:editing-duration>PT2M59S</meta:editing-duration>
    <meta:editing-cycles>2</meta:editing-cycles>
    <meta:generator>LibreOffice/5.2.0.4$Linux_X86_64 LibreOffice_project/20m0$Build-4</meta:generator>
    <meta:document-statistic meta:table-count="0" meta:image-count="1" meta:object-count="0" meta:page-count="4" meta:paragraph-count="73" meta:word-count="749" meta:character-count="5097" meta:non-whitespace-character-count="4413"/>
  </office:meta>
</office:document-meta>
</file>